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capitulative" style:family="table">
      <style:table-properties style:width="16.999cm" table:align="margins" fo:background-color="transparent" fo:keep-with-next="auto">
        <style:background-image/>
      </style:table-properties>
    </style:style>
    <style:style style:name="listeRecapitulative.A" style:family="table-column">
      <style:table-column-properties style:column-width="4.233cm" style:rel-column-width="16320*"/>
    </style:style>
    <style:style style:name="listeRecapitulative.B" style:family="table-column">
      <style:table-column-properties style:column-width="5.054cm" style:rel-column-width="19483*"/>
    </style:style>
    <style:style style:name="listeRecapitulative.C" style:family="table-column">
      <style:table-column-properties style:column-width="2.275cm" style:rel-column-width="8772*"/>
    </style:style>
    <style:style style:name="listeRecapitulative.D" style:family="table-column">
      <style:table-column-properties style:column-width="2.663cm" style:rel-column-width="10268*"/>
    </style:style>
    <style:style style:name="listeRecapitulative.E" style:family="table-column">
      <style:table-column-properties style:column-width="2.773cm" style:rel-column-width="10692*"/>
    </style:style>
    <style:style style:name="listeRecapitulative.1" style:family="table-row">
      <style:table-row-properties style:row-height="0.499cm" fo:background-color="transparent" style:keep-together="false" fo:keep-together="always">
        <style:background-image/>
      </style:table-row-properties>
    </style:style>
    <style:style style:name="listeRecapitulative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Recapitulative.E1" style:family="table-cell">
      <style:table-cell-properties fo:background-color="#c0c0c0" fo:padding="0.097cm" fo:border="0.002cm solid #000000">
        <style:background-image/>
      </style:table-cell-properties>
    </style:style>
    <style:style style:name="listeRecapitulative.2" style:family="table-row">
      <style:table-row-properties style:keep-together="false" fo:keep-together="always"/>
    </style:style>
    <style:style style:name="listeRecapitulativ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Recapitulative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contenu_20_tableau_20_1e_20_ligne">
      <style:text-properties style:text-underline-style="none"/>
    </style:style>
    <style:style style:name="P2" style:family="paragraph" style:parent-style-name="contenu_20_tableau_20_1e_20_ligne">
      <style:paragraph-properties fo:text-align="start" style:justify-single-word="false"/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color="#000000" style:font-name="Arial" fo:font-size="10pt" style:text-underline-style="none" fo:background-color="#ffffff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listeRecapitulative" table:style-name="listeRecapitulative">
        <table:table-column table:style-name="listeRecapitulative.A"/>
        <table:table-column table:style-name="listeRecapitulative.B"/>
        <table:table-column table:style-name="listeRecapitulative.C"/>
        <table:table-column table:style-name="listeRecapitulative.D"/>
        <table:table-column table:style-name="listeRecapitulative.E"/>
        <table:table-header-rows>
          <table:table-row table:style-name="listeRecapitulative.1">
            <table:table-cell table:style-name="listeRecapitulative.A1" table:number-columns-spanned="2" office:value-type="string">
              <text:p text:style-name="P2">%=entete_rubrique=%</text:p>
            </table:table-cell>
            <table:covered-table-cell/>
            <table:table-cell table:style-name="listeRecapitulative.A1" office:value-type="string">
              <text:p text:style-name="P1">%=entete_debit=%</text:p>
            </table:table-cell>
            <table:table-cell table:style-name="listeRecapitulative.A1" office:value-type="string">
              <text:p text:style-name="P1">%=entete_credit=%</text:p>
            </table:table-cell>
            <table:table-cell table:style-name="listeRecapitulative.E1" office:value-type="string">
              <text:p text:style-name="P1">%=entete_solde=%</text:p>
            </table:table-cell>
          </table:table-row>
        </table:table-header-rows>
        <table:table-row table:style-name="listeRecapitulative.2">
          <table:table-cell table:style-name="listeRecapitulative.A2" office:value-type="string">
            <text:p text:style-name="P3">%{colonne}%%=col_num_rubr=%</text:p>
          </table:table-cell>
          <table:table-cell table:style-name="listeRecapitulative.A2" office:value-type="string">
            <text:p text:style-name="P3">%=col_nom_rubr=%</text:p>
          </table:table-cell>
          <table:table-cell table:style-name="listeRecapitulative.A2" office:value-type="string">
            <text:p text:style-name="P4">%=col_debit=%</text:p>
          </table:table-cell>
          <table:table-cell table:style-name="listeRecapitulative.A2" office:value-type="string">
            <text:p text:style-name="P4">%=col_credit=%</text:p>
          </table:table-cell>
          <table:table-cell table:style-name="listeRecapitulative.E2" office:value-type="string">
            <text:p text:style-name="P4">%=col_solde=%</text:p>
          </table:table-cell>
        </table:table-row>
        <table:table-row table:style-name="listeRecapitulative.2">
          <table:table-cell table:style-name="listeRecapitulative.A2" office:value-type="string">
            <text:p text:style-name="P5">%{colonneTotal}%%=col_total_label=%</text:p>
          </table:table-cell>
          <table:table-cell table:style-name="listeRecapitulative.A2" office:value-type="string">
            <text:p text:style-name="P5"/>
          </table:table-cell>
          <table:table-cell table:style-name="listeRecapitulative.A2" office:value-type="string">
            <text:p text:style-name="P6">%=col_total_debit=%</text:p>
          </table:table-cell>
          <table:table-cell table:style-name="listeRecapitulative.A2" office:value-type="string">
            <text:p text:style-name="P6">%=col_total_credit=%</text:p>
          </table:table-cell>
          <table:table-cell table:style-name="listeRecapitulative.E2" office:value-type="string">
            <text:p text:style-name="P6">%=col_total_solde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30T14:05:05</meta:creation-date>
    <dc:date>2010-03-08T14:52:46</dc:date>
    <meta:editing-cycles>72</meta:editing-cycles>
    <meta:editing-duration>PT3H23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4" meta:character-count="244"/>
  </office:meta>
</office:document-meta>
</file>